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Sans" svg:font-family="'Lucida Sans'" style:font-family-generic="swiss" style:font-pitch="variable"/>
    <style:font-face style:name="NSimSun" svg:font-family="NSimSu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1">
      <style:paragraph-properties fo:text-align="justify" style:justify-single-word="false"/>
      <style:text-properties fo:font-size="14pt" fo:language="en" fo:country="GB" officeooo:paragraph-rsid="000f0ebb" style:font-size-asian="14pt" style:font-size-complex="14pt"/>
    </style:style>
    <style:style style:name="P2" style:family="paragraph" style:parent-style-name="Normal1">
      <style:paragraph-properties fo:margin-top="0cm" fo:margin-bottom="0.282cm" style:contextual-spacing="false"/>
      <style:text-properties fo:font-size="14pt" fo:language="en" fo:country="GB" officeooo:paragraph-rsid="000f0ebb" style:font-size-asian="14pt" style:font-size-complex="14pt"/>
    </style:style>
    <style:style style:name="P3" style:family="paragraph" style:parent-style-name="Normal1">
      <style:paragraph-properties fo:text-align="center" style:justify-single-word="false"/>
      <style:text-properties fo:font-size="14pt" fo:language="en" fo:country="GB" fo:font-weight="bold" officeooo:paragraph-rsid="000f0ebb" style:font-size-asian="14pt" style:font-weight-asian="bold" style:font-size-complex="14pt" style:font-weight-complex="bold"/>
    </style:style>
    <style:style style:name="P4" style:family="paragraph" style:parent-style-name="Normal1">
      <style:paragraph-properties fo:text-align="center" style:justify-single-word="false"/>
      <style:text-properties style:font-name="Liberation Serif" fo:font-size="14pt" fo:language="en" fo:country="GB" fo:font-weight="bold" officeooo:rsid="001ac03d" officeooo:paragraph-rsid="001ac03d" style:font-size-asian="14pt" style:font-weight-asian="bold" style:font-size-complex="14pt" style:font-weight-complex="bold"/>
    </style:style>
    <style:style style:name="P5" style:family="paragraph" style:parent-style-name="Normal1">
      <style:paragraph-properties fo:text-align="center" style:justify-single-word="false"/>
      <style:text-properties style:font-name="Liberation Serif" fo:font-size="14pt" fo:language="en" fo:country="GB" fo:font-weight="bold" officeooo:rsid="00354901" officeooo:paragraph-rsid="00354901" style:font-size-asian="14pt" style:font-weight-asian="bold" style:font-size-complex="14pt" style:font-weight-complex="bold"/>
    </style:style>
    <style:style style:name="P6" style:family="paragraph" style:parent-style-name="Normal1">
      <style:paragraph-properties fo:text-align="justify" style:justify-single-word="false"/>
      <style:text-properties style:font-name="Liberation Serif" fo:font-size="12pt" fo:language="en" fo:country="GB" fo:font-weight="normal" officeooo:paragraph-rsid="000f0ebb" style:font-size-asian="12pt" style:font-weight-asian="normal" style:font-size-complex="12pt" style:font-weight-complex="normal"/>
    </style:style>
    <style:style style:name="P7" style:family="paragraph" style:parent-style-name="Normal1">
      <style:paragraph-properties fo:text-align="justify" style:justify-single-word="false"/>
      <style:text-properties style:font-name="Liberation Serif" fo:font-size="12pt" fo:language="en" fo:country="GB" fo:font-weight="normal" officeooo:rsid="00122314" officeooo:paragraph-rsid="00122314" style:font-size-asian="12pt" style:font-weight-asian="normal" style:font-size-complex="12pt" style:font-weight-complex="normal"/>
    </style:style>
    <style:style style:name="P8" style:family="paragraph" style:parent-style-name="Normal1">
      <style:paragraph-properties fo:text-align="justify" style:justify-single-word="false"/>
      <style:text-properties style:font-name="Liberation Serif" fo:font-size="12pt" fo:language="en" fo:country="GB" fo:font-weight="normal" officeooo:rsid="00122314" officeooo:paragraph-rsid="00171085" style:font-size-asian="12pt" style:font-weight-asian="normal" style:font-size-complex="12pt" style:font-weight-complex="normal"/>
    </style:style>
    <style:style style:name="P9" style:family="paragraph" style:parent-style-name="Normal1">
      <style:paragraph-properties fo:text-align="justify" style:justify-single-word="false"/>
      <style:text-properties style:font-name="Liberation Serif" fo:font-size="12pt" fo:language="en" fo:country="GB" fo:font-weight="normal" officeooo:rsid="001c9326" officeooo:paragraph-rsid="001c9326" style:font-size-asian="12pt" style:font-weight-asian="normal" style:font-size-complex="12pt" style:font-weight-complex="normal"/>
    </style:style>
    <style:style style:name="P10" style:family="paragraph" style:parent-style-name="Normal1">
      <style:paragraph-properties fo:text-align="start" style:justify-single-word="false"/>
      <style:text-properties style:font-name="Liberation Serif" fo:font-size="12pt" fo:language="en" fo:country="GB" fo:font-weight="normal" officeooo:rsid="001e43f0" officeooo:paragraph-rsid="001e43f0" style:font-size-asian="12pt" style:font-weight-asian="normal" style:font-size-complex="12pt" style:font-weight-complex="normal"/>
    </style:style>
    <style:style style:name="P11" style:family="paragraph" style:parent-style-name="Normal1">
      <style:paragraph-properties fo:text-align="start" style:justify-single-word="false"/>
      <style:text-properties style:font-name="Liberation Serif" fo:font-size="12pt" fo:language="en" fo:country="GB" fo:font-weight="normal" officeooo:rsid="00200cb0" officeooo:paragraph-rsid="00200cb0" style:font-size-asian="12pt" style:font-weight-asian="normal" style:font-size-complex="12pt" style:font-weight-complex="normal"/>
    </style:style>
    <style:style style:name="P12" style:family="paragraph" style:parent-style-name="Normal1">
      <style:paragraph-properties fo:text-align="start" style:justify-single-word="false"/>
      <style:text-properties style:font-name="Liberation Serif" fo:font-size="12pt" fo:language="en" fo:country="GB" fo:font-weight="normal" officeooo:rsid="00205517" officeooo:paragraph-rsid="00205517" style:font-size-asian="12pt" style:font-weight-asian="normal" style:font-size-complex="12pt" style:font-weight-complex="normal"/>
    </style:style>
    <style:style style:name="P13" style:family="paragraph" style:parent-style-name="Normal1">
      <style:paragraph-properties fo:text-align="justify" style:justify-single-word="false"/>
      <style:text-properties style:font-name="Liberation Serif" fo:font-size="12pt" fo:language="en" fo:country="GB" fo:font-weight="normal" officeooo:rsid="00362d45" officeooo:paragraph-rsid="00362d45" style:font-size-asian="12pt" style:font-weight-asian="normal" style:font-name-complex="Liberation Serif1" style:font-size-complex="12pt" style:font-weight-complex="normal"/>
    </style:style>
    <style:style style:name="P14" style:family="paragraph" style:parent-style-name="Normal1">
      <style:paragraph-properties fo:margin-top="0cm" fo:margin-bottom="0cm" style:contextual-spacing="false" fo:line-height="100%" fo:text-align="justify" style:justify-single-word="false"/>
      <style:text-properties style:font-name="Liberation Serif" fo:font-size="12pt" fo:language="en" fo:country="GB" fo:font-weight="normal" officeooo:paragraph-rsid="003d2c2b" style:font-size-asian="12pt" style:font-weight-asian="normal" style:font-name-complex="Liberation Serif1" style:font-size-complex="12pt" style:font-weight-complex="normal"/>
    </style:style>
    <style:style style:name="P15" style:family="paragraph" style:parent-style-name="Normal1">
      <style:paragraph-properties fo:text-align="justify" style:justify-single-word="false"/>
      <style:text-properties style:font-name="Liberation Serif" fo:font-size="12pt" fo:language="en" fo:country="GB" fo:font-weight="bold" officeooo:rsid="00122314" officeooo:paragraph-rsid="00122314" style:font-size-asian="12pt" style:font-weight-asian="bold" style:font-size-complex="12pt" style:font-weight-complex="bold"/>
    </style:style>
    <style:style style:name="P16" style:family="paragraph" style:parent-style-name="Normal1">
      <style:paragraph-properties fo:text-align="justify" style:justify-single-word="false"/>
      <style:text-properties style:font-name="Liberation Serif" fo:font-size="12pt" fo:language="en" fo:country="GB" fo:font-weight="bold" officeooo:rsid="001b95fd" officeooo:paragraph-rsid="00122314" style:font-size-asian="12pt" style:font-weight-asian="bold" style:font-size-complex="12pt" style:font-weight-complex="bold"/>
    </style:style>
    <style:style style:name="P17" style:family="paragraph" style:parent-style-name="Normal1">
      <style:paragraph-properties fo:text-align="justify" style:justify-single-word="false"/>
      <style:text-properties style:font-name="Liberation Serif" fo:font-size="12pt" fo:language="en" fo:country="GB" fo:font-weight="bold" officeooo:rsid="001c9326" officeooo:paragraph-rsid="001c9326" style:font-size-asian="12pt" style:font-weight-asian="bold" style:font-size-complex="12pt" style:font-weight-complex="bold"/>
    </style:style>
    <style:style style:name="P18" style:family="paragraph" style:parent-style-name="Normal1">
      <style:paragraph-properties fo:text-align="start" style:justify-single-word="false"/>
      <style:text-properties style:font-name="Liberation Serif" fo:font-size="12pt" fo:language="en" fo:country="GB" fo:font-weight="bold" officeooo:rsid="001e43f0" officeooo:paragraph-rsid="001e43f0" style:font-size-asian="12pt" style:font-weight-asian="bold" style:font-size-complex="12pt" style:font-weight-complex="bold"/>
    </style:style>
    <style:style style:name="P19" style:family="paragraph" style:parent-style-name="Normal1">
      <style:paragraph-properties fo:text-align="start" style:justify-single-word="false"/>
      <style:text-properties style:font-name="Liberation Serif" fo:font-size="12pt" fo:language="en" fo:country="GB" fo:font-weight="bold" officeooo:rsid="00200cb0" officeooo:paragraph-rsid="00200cb0" style:font-size-asian="12pt" style:font-weight-asian="bold" style:font-size-complex="12pt" style:font-weight-complex="bold"/>
    </style:style>
    <style:style style:name="P20" style:family="paragraph" style:parent-style-name="Normal1">
      <style:paragraph-properties fo:text-align="start" style:justify-single-word="false"/>
      <style:text-properties style:font-name="Liberation Serif" fo:font-size="12pt" fo:language="en" fo:country="GB" fo:font-weight="bold" officeooo:rsid="00205517" officeooo:paragraph-rsid="00205517" style:font-size-asian="12pt" style:font-weight-asian="bold" style:font-size-complex="12pt" style:font-weight-complex="bold"/>
    </style:style>
    <style:style style:name="P21" style:family="paragraph" style:parent-style-name="Text_20_body">
      <style:paragraph-properties fo:margin-top="0cm" fo:margin-bottom="0.199cm" style:contextual-spacing="false" fo:line-height="100%" fo:text-align="justify" style:justify-single-word="false"/>
      <style:text-properties style:font-name="Liberation Serif" fo:font-size="12pt" fo:font-weight="bold" officeooo:paragraph-rsid="003d2c2b" style:font-size-asian="12pt" style:font-weight-asian="bold" style:font-name-complex="Liberation Serif1" style:font-size-complex="12pt" style:font-weight-complex="bold"/>
    </style:style>
    <style:style style:name="P22" style:family="paragraph" style:parent-style-name="Normal1">
      <style:paragraph-properties fo:text-align="center" style:justify-single-word="false"/>
      <style:text-properties style:font-name="Liberation Serif" fo:font-size="16pt" fo:language="en" fo:country="GB" fo:font-weight="bold" officeooo:rsid="0010e736" officeooo:paragraph-rsid="0010e736" style:font-size-asian="16pt" style:font-weight-asian="bold" style:font-size-complex="16pt" style:font-weight-complex="bold"/>
    </style:style>
    <style:style style:name="P23" style:family="paragraph" style:parent-style-name="Normal1">
      <style:paragraph-properties fo:text-align="justify" style:justify-single-word="false"/>
      <style:text-properties fo:font-weight="bold" officeooo:paragraph-rsid="00122314" style:font-weight-asian="bold" style:font-weight-complex="bold"/>
    </style:style>
    <style:style style:name="P24" style:family="paragraph" style:parent-style-name="Normal1">
      <style:paragraph-properties fo:text-align="center" style:justify-single-word="false"/>
      <style:text-properties officeooo:paragraph-rsid="0013fc38"/>
    </style:style>
    <style:style style:name="P25" style:family="paragraph" style:parent-style-name="Normal1">
      <style:paragraph-properties fo:text-align="justify" style:justify-single-word="false"/>
      <style:text-properties style:font-name="Liberation Serif1" fo:font-size="14pt" fo:language="en" fo:country="GB" fo:font-style="italic" officeooo:paragraph-rsid="00122314" style:font-size-asian="14pt" style:font-style-asian="italic" style:font-name-complex="Liberation Serif1" style:font-size-complex="14pt" style:font-style-complex="italic"/>
    </style:style>
    <style:style style:name="P26" style:family="paragraph" style:parent-style-name="Normal1">
      <style:paragraph-properties fo:text-align="justify" style:justify-single-word="false"/>
      <style:text-properties style:font-name="Liberation Serif1" fo:font-size="14pt" fo:language="en" fo:country="GB" fo:font-weight="bold" officeooo:paragraph-rsid="00122314" style:font-size-asian="14pt" style:font-weight-asian="bold" style:font-name-complex="Liberation Serif1" style:font-size-complex="14pt" style:font-weight-complex="bold"/>
    </style:style>
    <style:style style:name="P27" style:family="paragraph" style:parent-style-name="Normal1">
      <style:paragraph-properties fo:text-align="justify" style:justify-single-word="false"/>
      <style:text-properties style:font-name="Liberation Serif1" fo:font-size="14pt" fo:language="en" fo:country="GB" fo:font-weight="bold" officeooo:paragraph-rsid="00392c83" style:font-size-asian="14pt" style:font-weight-asian="bold" style:font-name-complex="Liberation Serif1" style:font-size-complex="14pt" style:font-weight-complex="bold"/>
    </style:style>
    <style:style style:name="P28" style:family="paragraph" style:parent-style-name="Normal1">
      <style:paragraph-properties fo:text-align="center" style:justify-single-word="false"/>
      <style:text-properties style:font-name="Liberation Serif1" fo:font-size="14pt" fo:language="en" fo:country="GB" fo:font-weight="bold" officeooo:paragraph-rsid="00231a6b" style:font-size-asian="14pt" style:font-weight-asian="bold" style:font-name-complex="Liberation Serif1" style:font-size-complex="14pt" style:font-weight-complex="bold"/>
    </style:style>
    <style:style style:name="P29" style:family="paragraph" style:parent-style-name="Normal1">
      <style:paragraph-properties fo:text-align="center" style:justify-single-word="false"/>
      <style:text-properties style:font-name="Liberation Serif1" fo:font-size="14pt" fo:language="en" fo:country="GB" fo:font-weight="bold" officeooo:paragraph-rsid="0037a745" style:font-size-asian="14pt" style:font-weight-asian="bold" style:font-name-complex="Liberation Serif1" style:font-size-complex="14pt" style:font-weight-complex="bold"/>
    </style:style>
    <style:style style:name="P30" style:family="paragraph" style:parent-style-name="Normal1">
      <style:paragraph-properties fo:margin-top="0cm" fo:margin-bottom="0cm" style:contextual-spacing="false" fo:line-height="100%" fo:text-align="center" style:justify-single-word="false"/>
      <style:text-properties style:font-name="Liberation Serif1" fo:font-size="14pt" fo:language="en" fo:country="GB" fo:font-weight="bold" officeooo:paragraph-rsid="003d2c2b" style:font-size-asian="14pt" style:font-weight-asian="bold" style:font-name-complex="Liberation Serif1" style:font-size-complex="14pt" style:font-weight-complex="bold"/>
    </style:style>
    <style:style style:name="P31" style:family="paragraph" style:parent-style-name="Normal1">
      <style:paragraph-properties fo:text-align="center" style:justify-single-word="false"/>
      <style:text-properties style:font-name="Liberation Serif1" fo:font-size="14pt" fo:language="en" fo:country="GB" fo:font-weight="bold" officeooo:rsid="00446f4e" officeooo:paragraph-rsid="00446f4e" style:font-size-asian="14pt" style:font-weight-asian="bold" style:font-name-complex="Liberation Serif1" style:font-size-complex="14pt" style:font-weight-complex="bold"/>
    </style:style>
    <style:style style:name="P32" style:family="paragraph" style:parent-style-name="Normal1">
      <style:paragraph-properties fo:text-align="start" style:justify-single-word="false"/>
      <style:text-properties style:font-name="Liberation Serif1" fo:font-size="14pt" fo:language="en" fo:country="GB" fo:font-weight="bold" officeooo:rsid="00446f4e" officeooo:paragraph-rsid="00446f4e" style:font-size-asian="14pt" style:font-weight-asian="bold" style:font-name-complex="Liberation Serif1" style:font-size-complex="14pt" style:font-weight-complex="bold"/>
    </style:style>
    <style:style style:name="P33" style:family="paragraph" style:parent-style-name="Normal1">
      <style:paragraph-properties fo:text-align="center" style:justify-single-word="false"/>
      <style:text-properties style:font-name="Liberation Serif1" fo:font-size="14pt" fo:font-weight="bold" officeooo:paragraph-rsid="003d2c2b" style:font-size-asian="14pt" style:font-weight-asian="bold" style:font-name-complex="Liberation Serif1" style:font-size-complex="14pt" style:font-weight-complex="bold"/>
    </style:style>
    <style:style style:name="P34" style:family="paragraph" style:parent-style-name="Normal1">
      <style:paragraph-properties fo:text-align="start" style:justify-single-word="false"/>
      <style:text-properties style:font-name="Liberation Serif1" fo:font-size="12pt" fo:language="en" fo:country="GB" fo:font-style="italic" fo:font-weight="normal" officeooo:paragraph-rsid="0013fc38" style:font-size-asian="12pt" style:font-style-asian="italic" style:font-weight-asian="normal" style:font-name-complex="Liberation Serif1" style:font-size-complex="12pt" style:font-style-complex="italic" style:font-weight-complex="normal"/>
    </style:style>
    <style:style style:name="P35" style:family="paragraph" style:parent-style-name="Normal1">
      <style:paragraph-properties fo:text-align="justify" style:justify-single-word="false"/>
      <style:text-properties style:font-name="Liberation Serif1" fo:font-size="12pt" fo:language="en" fo:country="GB" officeooo:paragraph-rsid="00231a6b" style:font-size-asian="12pt" style:font-name-complex="Liberation Serif1" style:font-size-complex="12pt"/>
    </style:style>
    <style:style style:name="P36" style:family="paragraph" style:parent-style-name="Normal1">
      <style:paragraph-properties fo:text-align="justify" style:justify-single-word="false"/>
      <style:text-properties style:font-name="Liberation Serif1" fo:font-size="12pt" fo:language="en" fo:country="GB" officeooo:paragraph-rsid="00278264" style:font-size-asian="12pt" style:font-name-complex="Liberation Serif1" style:font-size-complex="12pt"/>
    </style:style>
    <style:style style:name="P37" style:family="paragraph" style:parent-style-name="Normal1">
      <style:paragraph-properties fo:text-align="justify" style:justify-single-word="false"/>
      <style:text-properties style:font-name="Liberation Serif1" fo:font-size="12pt" fo:language="en" fo:country="GB" officeooo:paragraph-rsid="00292bab" style:font-size-asian="12pt" style:font-name-complex="Liberation Serif1" style:font-size-complex="12pt"/>
    </style:style>
    <style:style style:name="P38" style:family="paragraph" style:parent-style-name="Normal1">
      <style:paragraph-properties fo:text-align="justify" style:justify-single-word="false"/>
      <style:text-properties style:font-name="Liberation Serif1" fo:font-size="12pt" fo:language="en" fo:country="GB" officeooo:paragraph-rsid="0037a745" style:font-size-asian="12pt" style:font-name-complex="Liberation Serif1" style:font-size-complex="12pt"/>
    </style:style>
    <style:style style:name="P39" style:family="paragraph" style:parent-style-name="Normal1">
      <style:paragraph-properties fo:text-align="justify" style:justify-single-word="false"/>
      <style:text-properties style:font-name="Liberation Serif1" fo:font-size="12pt" fo:language="en" fo:country="GB" officeooo:paragraph-rsid="00392c83" style:font-size-asian="12pt" style:font-name-complex="Liberation Serif1" style:font-size-complex="12pt"/>
    </style:style>
    <style:style style:name="P40" style:family="paragraph" style:parent-style-name="Normal1">
      <style:paragraph-properties fo:text-align="justify" style:justify-single-word="false"/>
      <style:text-properties style:font-name="Liberation Serif1" fo:font-size="12pt" fo:language="en" fo:country="GB" officeooo:rsid="00278264" officeooo:paragraph-rsid="00278264" style:font-size-asian="12pt" style:font-name-complex="Liberation Serif1" style:font-size-complex="12pt"/>
    </style:style>
    <style:style style:name="P41" style:family="paragraph" style:parent-style-name="Normal1">
      <style:paragraph-properties fo:text-align="justify" style:justify-single-word="false"/>
      <style:text-properties style:font-name="Liberation Serif1" fo:font-size="12pt" fo:language="en" fo:country="GB" fo:font-weight="normal" officeooo:paragraph-rsid="0035f5b0" style:font-size-asian="12pt" style:font-weight-asian="normal" style:font-name-complex="Liberation Serif1" style:font-size-complex="12pt" style:font-weight-complex="normal"/>
    </style:style>
    <style:style style:name="P42" style:family="paragraph" style:parent-style-name="Normal1">
      <style:paragraph-properties fo:text-align="justify" style:justify-single-word="false"/>
      <style:text-properties style:font-name="Liberation Serif1" fo:font-size="12pt" fo:language="en" fo:country="GB" fo:font-weight="normal" officeooo:paragraph-rsid="0037a745" style:font-size-asian="12pt" style:font-weight-asian="normal" style:font-name-complex="Liberation Serif1" style:font-size-complex="12pt" style:font-weight-complex="normal"/>
    </style:style>
    <style:style style:name="P43" style:family="paragraph" style:parent-style-name="Normal1">
      <style:paragraph-properties fo:text-align="justify" style:justify-single-word="false"/>
      <style:text-properties style:font-name="Liberation Serif1" fo:font-size="12pt" fo:language="en" fo:country="GB" fo:font-weight="normal" officeooo:paragraph-rsid="00392c83" style:font-size-asian="12pt" style:font-weight-asian="normal" style:font-name-complex="Liberation Serif1" style:font-size-complex="12pt" style:font-weight-complex="normal"/>
    </style:style>
    <style:style style:name="P44" style:family="paragraph" style:parent-style-name="Normal1">
      <style:paragraph-properties fo:text-align="justify" style:justify-single-word="false"/>
      <style:text-properties style:font-name="Liberation Serif1" fo:font-size="12pt" fo:language="en" fo:country="GB" fo:font-weight="normal" officeooo:rsid="0035f5b0" officeooo:paragraph-rsid="0035f5b0" style:font-size-asian="12pt" style:font-weight-asian="normal" style:font-name-complex="Liberation Serif1" style:font-size-complex="12pt" style:font-weight-complex="normal"/>
    </style:style>
    <style:style style:name="P45" style:family="paragraph" style:parent-style-name="Normal1">
      <style:paragraph-properties fo:text-align="justify" style:justify-single-word="false"/>
      <style:text-properties style:font-name="Liberation Serif1" fo:font-size="12pt" fo:language="en" fo:country="GB" fo:font-weight="normal" officeooo:rsid="00362d45" officeooo:paragraph-rsid="00362d45" style:font-size-asian="12pt" style:font-weight-asian="normal" style:font-name-complex="Liberation Serif1" style:font-size-complex="12pt" style:font-weight-complex="normal"/>
    </style:style>
    <style:style style:name="P46" style:family="paragraph" style:parent-style-name="Normal1">
      <style:paragraph-properties fo:text-align="justify" style:justify-single-word="false"/>
      <style:text-properties style:font-name="Liberation Serif1" fo:font-size="12pt" fo:language="en" fo:country="GB" fo:font-weight="normal" officeooo:rsid="003af643" officeooo:paragraph-rsid="003af643" style:font-size-asian="12pt" style:font-weight-asian="normal" style:font-name-complex="Liberation Serif1" style:font-size-complex="12pt" style:font-weight-complex="normal"/>
    </style:style>
    <style:style style:name="P47" style:family="paragraph" style:parent-style-name="Normal1">
      <style:paragraph-properties fo:text-align="justify" style:justify-single-word="false"/>
      <style:text-properties style:font-name="Liberation Serif1" fo:font-size="12pt" fo:language="en" fo:country="GB" fo:font-weight="normal" officeooo:rsid="003d2c2b" officeooo:paragraph-rsid="003d2c2b" style:font-size-asian="12pt" style:font-weight-asian="normal" style:font-name-complex="Liberation Serif1" style:font-size-complex="12pt" style:font-weight-complex="normal"/>
    </style:style>
    <style:style style:name="P48" style:family="paragraph" style:parent-style-name="Normal1">
      <style:paragraph-properties fo:text-align="justify" style:justify-single-word="false"/>
      <style:text-properties style:font-name="Liberation Serif1" fo:font-size="12pt" fo:language="en" fo:country="GB" fo:font-weight="normal" officeooo:rsid="004810de" officeooo:paragraph-rsid="004810de" style:font-size-asian="12pt" style:font-weight-asian="normal" style:font-name-complex="Liberation Serif1" style:font-size-complex="12pt" style:font-weight-complex="normal"/>
    </style:style>
    <style:style style:name="P49" style:family="paragraph" style:parent-style-name="Normal1">
      <style:paragraph-properties fo:text-align="justify" style:justify-single-word="false"/>
      <style:text-properties style:font-name="Liberation Serif1" fo:font-size="12pt" fo:language="en" fo:country="GB" fo:font-weight="bold" officeooo:paragraph-rsid="00392c83" style:font-size-asian="12pt" style:font-weight-asian="bold" style:font-name-complex="Liberation Serif1" style:font-size-complex="12pt" style:font-weight-complex="bold"/>
    </style:style>
    <style:style style:name="P50" style:family="paragraph" style:parent-style-name="Normal1">
      <style:paragraph-properties fo:text-align="justify" style:justify-single-word="false"/>
      <style:text-properties style:font-name="Liberation Serif1" fo:font-size="12pt" fo:language="en" fo:country="GB" fo:font-weight="bold" officeooo:rsid="003af643" officeooo:paragraph-rsid="003af643" style:font-size-asian="12pt" style:font-weight-asian="bold" style:font-name-complex="Liberation Serif1" style:font-size-complex="12pt" style:font-weight-complex="bold"/>
    </style:style>
    <style:style style:name="P51" style:family="paragraph" style:parent-style-name="Normal1">
      <style:paragraph-properties fo:margin-top="0cm" fo:margin-bottom="0cm" style:contextual-spacing="false" fo:text-align="justify" style:justify-single-word="false"/>
      <style:text-properties style:font-name="Liberation Serif1" fo:font-size="12pt" officeooo:paragraph-rsid="003d2c2b" style:font-size-asian="12pt" style:font-name-complex="Liberation Serif1" style:font-size-complex="12pt"/>
    </style:style>
    <style:style style:name="P52" style:family="paragraph" style:parent-style-name="Normal1">
      <style:paragraph-properties fo:text-align="justify" style:justify-single-word="false"/>
      <style:text-properties style:font-name="Liberation Serif1" fo:font-size="12pt" officeooo:paragraph-rsid="0037a745" style:font-size-asian="12pt" style:font-name-complex="Liberation Serif1" style:font-size-complex="12pt" loext:padding="0cm" loext:border="none" loext:shadow="none"/>
    </style:style>
    <style:style style:name="P53" style:family="paragraph" style:parent-style-name="Text_20_body">
      <style:paragraph-properties fo:margin-top="0cm" fo:margin-bottom="0cm" style:contextual-spacing="false" fo:line-height="100%" fo:text-align="justify" style:justify-single-word="false"/>
      <style:text-properties style:font-name="Liberation Serif1" fo:font-size="12pt" officeooo:paragraph-rsid="003d2c2b" style:font-size-asian="12pt" style:font-name-complex="Liberation Serif1" style:font-size-complex="12pt"/>
    </style:style>
    <style:style style:name="P54" style:family="paragraph" style:parent-style-name="Normal1">
      <style:paragraph-properties fo:margin-top="0cm" fo:margin-bottom="0cm" style:contextual-spacing="false" fo:line-height="100%" fo:text-align="justify" style:justify-single-word="false"/>
      <style:text-properties style:font-name="Liberation Serif1" fo:font-size="12pt" fo:font-weight="normal" officeooo:paragraph-rsid="003d2c2b" style:font-size-asian="12pt" style:font-weight-asian="normal" style:font-name-complex="Liberation Serif1" style:font-size-complex="12pt" style:font-weight-complex="normal"/>
    </style:style>
    <style:style style:name="P55" style:family="paragraph" style:parent-style-name="Text_20_body">
      <style:paragraph-properties fo:margin-top="0cm" fo:margin-bottom="0cm" style:contextual-spacing="false" fo:line-height="100%" fo:text-align="justify" style:justify-single-word="false"/>
      <style:text-properties style:font-name="Liberation Serif1" fo:font-size="12pt" fo:font-weight="normal" officeooo:paragraph-rsid="003d2c2b" style:font-size-asian="12pt" style:font-weight-asian="normal" style:font-name-complex="Liberation Serif1" style:font-size-complex="12pt" style:font-weight-complex="normal"/>
    </style:style>
    <style:style style:name="P56" style:family="paragraph" style:parent-style-name="Normal1">
      <style:paragraph-properties fo:margin-top="0.499cm" fo:margin-bottom="0.28cm" style:contextual-spacing="false" fo:text-align="justify" style:justify-single-word="false"/>
      <style:text-properties style:font-name="Liberation Serif1" fo:font-size="12pt" fo:font-weight="bold" officeooo:paragraph-rsid="003d2c2b" style:font-size-asian="12pt" style:font-weight-asian="bold" style:font-name-complex="Liberation Serif1" style:font-size-complex="12pt" style:font-weight-complex="bold"/>
    </style:style>
    <style:style style:name="P57" style:family="paragraph" style:parent-style-name="Text_20_body">
      <style:paragraph-properties fo:margin-top="0cm" fo:margin-bottom="0.199cm" style:contextual-spacing="false" fo:line-height="100%" fo:text-align="start" style:justify-single-word="false"/>
      <style:text-properties style:font-name="Liberation Serif1" fo:font-size="12pt" fo:font-weight="bold" officeooo:paragraph-rsid="003d2c2b" style:font-size-asian="12pt" style:font-weight-asian="bold" style:font-name-complex="Liberation Serif1" style:font-size-complex="12pt" style:font-weight-complex="bold"/>
    </style:style>
    <style:style style:name="P58" style:family="paragraph" style:parent-style-name="Text_20_body">
      <style:paragraph-properties fo:margin-top="0cm" fo:margin-bottom="0.199cm" style:contextual-spacing="false" fo:line-height="100%" fo:text-align="justify" style:justify-single-word="false"/>
      <style:text-properties style:font-name="Liberation Serif1" fo:font-size="12pt" fo:font-weight="bold" officeooo:paragraph-rsid="003d2c2b" style:font-size-asian="12pt" style:font-weight-asian="bold" style:font-name-complex="Liberation Serif1" style:font-size-complex="12pt" style:font-weight-complex="bold"/>
    </style:style>
    <style:style style:name="P59" style:family="paragraph" style:parent-style-name="Normal1">
      <style:paragraph-properties fo:margin-top="0cm" fo:margin-bottom="0cm" style:contextual-spacing="false" fo:line-height="100%" fo:text-align="justify" style:justify-single-word="false"/>
      <style:text-properties style:font-name="Liberation Serif1" fo:font-size="10pt" fo:font-weight="normal" officeooo:paragraph-rsid="003d2c2b" style:font-size-asian="10pt" style:font-weight-asian="normal" style:font-name-complex="Liberation Serif1" style:font-size-complex="10pt" style:font-weight-complex="normal"/>
    </style:style>
    <style:style style:name="P60" style:family="paragraph" style:parent-style-name="Text_20_body">
      <style:paragraph-properties fo:margin-top="0cm" fo:margin-bottom="0.199cm" style:contextual-spacing="false" fo:line-height="100%" fo:text-align="justify" style:justify-single-word="false"/>
      <style:text-properties style:font-name="Liberation Serif1" fo:font-size="10pt" fo:font-weight="normal" officeooo:paragraph-rsid="003d2c2b" style:font-size-asian="10pt" style:font-weight-asian="normal" style:font-name-complex="Liberation Serif1" style:font-size-complex="10pt" style:font-weight-complex="normal"/>
    </style:style>
    <style:style style:name="P61" style:family="paragraph" style:parent-style-name="Text_20_body">
      <style:paragraph-properties fo:line-height="100%" fo:text-align="justify" style:justify-single-word="false"/>
      <style:text-properties style:font-name="Liberation Serif1" fo:font-size="10pt" officeooo:paragraph-rsid="003d2c2b" style:font-size-asian="10pt" style:font-name-complex="Liberation Serif1" style:font-size-complex="10pt"/>
    </style:style>
    <style:style style:name="P62" style:family="paragraph" style:parent-style-name="Text_20_body">
      <style:paragraph-properties fo:margin-top="0cm" fo:margin-bottom="0cm" style:contextual-spacing="false" fo:line-height="100%" fo:text-align="justify" style:justify-single-word="false"/>
      <style:text-properties style:font-name="Liberation Serif1" fo:font-size="10pt" officeooo:paragraph-rsid="003d2c2b" style:font-size-asian="10pt" style:font-name-complex="Liberation Serif1" style:font-size-complex="10pt"/>
    </style:style>
    <style:style style:name="P63" style:family="paragraph" style:parent-style-name="Normal1">
      <style:paragraph-properties fo:text-align="justify" style:justify-single-word="false"/>
      <style:text-properties fo:font-size="12pt" officeooo:paragraph-rsid="00122314" style:font-size-asian="12pt" style:font-size-complex="12pt"/>
    </style:style>
    <style:style style:name="P64" style:family="paragraph" style:parent-style-name="Normal1">
      <style:paragraph-properties fo:text-align="justify" style:justify-single-word="false"/>
      <style:text-properties fo:font-size="12pt" officeooo:paragraph-rsid="00292bab" style:font-size-asian="12pt" style:font-size-complex="12pt"/>
    </style:style>
    <style:style style:name="P65" style:family="paragraph" style:parent-style-name="Normal1">
      <style:paragraph-properties fo:text-align="justify" style:justify-single-word="false"/>
      <style:text-properties fo:font-size="12pt" fo:language="en" fo:country="GB" officeooo:paragraph-rsid="00292bab" style:font-size-asian="12pt" style:language-asian="en" style:country-asian="US" style:font-size-complex="12pt" style:language-complex="ar" style:country-complex="SA"/>
    </style:style>
    <style:style style:name="P66" style:family="paragraph" style:parent-style-name="Normal1">
      <style:paragraph-properties fo:text-align="justify" style:justify-single-word="false"/>
      <style:text-properties fo:font-size="12pt" fo:language="en" fo:country="GB" officeooo:rsid="002ba3fe" officeooo:paragraph-rsid="002ba3fe" style:font-size-asian="12pt" style:language-asian="en" style:country-asian="US" style:font-size-complex="12pt" style:language-complex="ar" style:country-complex="SA"/>
    </style:style>
    <style:style style:name="P67" style:family="paragraph" style:parent-style-name="Normal1">
      <style:paragraph-properties fo:text-align="justify" style:justify-single-word="false"/>
      <style:text-properties fo:font-size="12pt" fo:language="en" fo:country="GB" officeooo:rsid="002ae8e3" officeooo:paragraph-rsid="004c3179" style:font-size-asian="12pt" style:language-asian="en" style:country-asian="US" style:font-size-complex="12pt" style:language-complex="ar" style:country-complex="SA"/>
    </style:style>
    <style:style style:name="P68" style:family="paragraph" style:parent-style-name="Text_20_body">
      <style:paragraph-properties fo:margin-top="0cm" fo:margin-bottom="0cm" style:contextual-spacing="false" fo:line-height="100%" fo:text-align="justify" style:justify-single-word="false"/>
      <style:text-properties fo:font-size="12pt" fo:font-weight="normal" officeooo:paragraph-rsid="003d2c2b" style:font-size-asian="12pt" style:font-weight-asian="normal" style:font-size-complex="12pt" style:font-weight-complex="normal"/>
    </style:style>
    <style:style style:name="P69" style:family="paragraph" style:parent-style-name="Normal1">
      <style:paragraph-properties fo:text-align="justify" style:justify-single-word="false"/>
      <style:text-properties officeooo:paragraph-rsid="0037a745"/>
    </style:style>
    <style:style style:name="P70" style:family="paragraph" style:parent-style-name="Normal1">
      <style:paragraph-properties fo:text-align="justify" style:justify-single-word="false"/>
      <style:text-properties officeooo:paragraph-rsid="00392c83"/>
    </style:style>
    <style:style style:name="P71" style:family="paragraph" style:parent-style-name="Normal1">
      <style:paragraph-properties fo:text-align="justify" style:justify-single-word="false"/>
      <style:text-properties officeooo:paragraph-rsid="004c3179"/>
    </style:style>
    <style:style style:name="P72" style:family="paragraph" style:parent-style-name="Normal1">
      <style:paragraph-properties fo:margin-top="0cm" fo:margin-bottom="0cm" style:contextual-spacing="false" fo:line-height="100%" fo:text-align="justify" style:justify-single-word="false"/>
      <style:text-properties officeooo:paragraph-rsid="003d2c2b"/>
    </style:style>
    <style:style style:name="P73" style:family="paragraph" style:parent-style-name="Text_20_body">
      <style:paragraph-properties fo:margin-top="0cm" fo:margin-bottom="0cm" style:contextual-spacing="false" fo:line-height="100%" fo:text-align="justify" style:justify-single-word="false"/>
      <style:text-properties officeooo:paragraph-rsid="003d2c2b"/>
    </style:style>
    <style:style style:name="P74" style:family="paragraph" style:parent-style-name="Text_20_body">
      <style:paragraph-properties fo:line-height="100%" fo:text-align="start" style:justify-single-word="false"/>
      <style:text-properties officeooo:paragraph-rsid="003d2c2b"/>
    </style:style>
    <style:style style:name="P75" style:family="paragraph" style:parent-style-name="Text_20_body">
      <style:paragraph-properties fo:margin-top="0cm" fo:margin-bottom="0cm" style:contextual-spacing="false" fo:line-height="100%" fo:text-align="start" style:justify-single-word="false"/>
      <style:text-properties officeooo:paragraph-rsid="003d2c2b"/>
    </style:style>
    <style:style style:name="P76" style:family="paragraph" style:parent-style-name="Heading_20_1">
      <style:paragraph-properties fo:margin-left="0cm" fo:margin-right="0cm" fo:margin-top="0.499cm" fo:margin-bottom="0.21cm" style:contextual-spacing="false" fo:text-align="justify" style:justify-single-word="false" fo:text-indent="0cm" style:auto-text-indent="false"/>
      <style:text-properties style:font-name="Liberation Serif1" fo:font-size="12pt" officeooo:paragraph-rsid="003d2c2b" style:font-size-asian="12pt" style:font-name-complex="Liberation Serif1" style:font-size-complex="12pt"/>
    </style:style>
    <style:style style:name="P77" style:family="paragraph" style:parent-style-name="Normal1">
      <style:paragraph-properties fo:text-align="justify" style:justify-single-word="false"/>
      <style:text-properties fo:font-size="12pt" fo:language="en" fo:country="GB" officeooo:rsid="002f5fe8" officeooo:paragraph-rsid="002f5fe8" style:font-size-asian="12pt" style:language-asian="en" style:country-asian="US" style:font-size-complex="12pt" style:language-complex="ar" style:country-complex="SA"/>
    </style:style>
    <style:style style:name="P78" style:family="paragraph" style:parent-style-name="Normal1">
      <style:paragraph-properties fo:text-align="justify" style:justify-single-word="false"/>
      <style:text-properties fo:font-size="12pt" fo:language="en" fo:country="GB" officeooo:rsid="004ec0e4" officeooo:paragraph-rsid="004ec0e4" style:font-size-asian="12pt" style:language-asian="en" style:country-asian="US" style:font-size-complex="12pt" style:language-complex="ar" style:country-complex="SA"/>
    </style:style>
    <style:style style:name="P79" style:family="paragraph" style:parent-style-name="Normal1">
      <style:paragraph-properties fo:text-align="justify" style:justify-single-word="false"/>
      <style:text-properties fo:font-size="12pt" fo:language="en" fo:country="GB" officeooo:rsid="004f22e4" officeooo:paragraph-rsid="004f22e4" style:font-size-asian="12pt" style:language-asian="en" style:country-asian="US" style:font-size-complex="12pt" style:language-complex="ar" style:country-complex="SA"/>
    </style:style>
    <style:style style:name="T1" style:family="text">
      <style:text-properties style:font-name="Liberation Serif1" fo:font-size="14pt" style:font-size-asian="14pt" style:font-name-complex="Liberation Serif1" style:font-size-complex="14pt"/>
    </style:style>
    <style:style style:name="T2" style:family="text">
      <style:text-properties style:font-name="Liberation Serif1" fo:font-size="14pt" officeooo:rsid="00122314" style:font-size-asian="14pt" style:font-name-complex="Liberation Serif1" style:font-size-complex="14pt"/>
    </style:style>
    <style:style style:name="T3" style:family="text">
      <style:text-properties style:font-name="Liberation Serif1" fo:font-size="14pt" fo:font-weight="bold" style:font-size-asian="14pt" style:font-weight-asian="bold" style:font-name-complex="Liberation Serif1" style:font-size-complex="14pt" style:font-weight-complex="bold"/>
    </style:style>
    <style:style style:name="T4" style:family="text">
      <style:text-properties style:font-name="Liberation Serif1" fo:font-size="14pt" fo:font-style="italic" fo:font-weight="bold" officeooo:rsid="0013fc38" style:font-size-asian="14pt" style:font-style-asian="italic" style:font-weight-asian="bold" style:font-name-complex="Liberation Serif1" style:font-size-complex="14pt" style:font-style-complex="italic" style:font-weight-complex="bold"/>
    </style:style>
    <style:style style:name="T5" style:family="text">
      <style:text-properties style:font-name="Liberation Serif1" fo:font-style="italic" style:font-style-asian="italic" style:font-name-complex="Liberation Serif1" style:font-style-complex="italic"/>
    </style:style>
    <style:style style:name="T6" style:family="text">
      <style:text-properties style:font-name="Liberation Serif1" fo:font-style="italic" officeooo:rsid="00122314" style:font-style-asian="italic" style:font-name-complex="Liberation Serif1" style:font-style-complex="italic"/>
    </style:style>
    <style:style style:name="T7" style:family="text">
      <style:text-properties style:font-name="Liberation Serif1" style:font-name-complex="Liberation Serif1"/>
    </style:style>
    <style:style style:name="T8" style:family="text">
      <style:text-properties style:font-name="Liberation Serif1" officeooo:rsid="0031411f" style:font-name-complex="Liberation Serif1"/>
    </style:style>
    <style:style style:name="T9" style:family="text">
      <style:text-properties style:font-name="Liberation Serif1" officeooo:rsid="001fc8bc" style:font-name-complex="Liberation Serif1"/>
    </style:style>
    <style:style style:name="T10" style:family="text">
      <style:text-properties style:font-name="Liberation Serif1" officeooo:rsid="004dda57" style:font-name-complex="Liberation Serif1"/>
    </style:style>
    <style:style style:name="T11" style:family="text">
      <style:text-properties style:font-name="Liberation Serif1" officeooo:rsid="004f22e4" style:font-name-complex="Liberation Serif1"/>
    </style:style>
    <style:style style:name="T12" style:family="text">
      <style:text-properties style:font-name="Liberation Serif1" fo:font-size="12pt" fo:language="en" fo:country="GB" fo:font-weight="bold" style:font-size-asian="12pt" style:font-weight-asian="bold" style:font-name-complex="Liberation Serif1" style:font-size-complex="12pt" style:font-weight-complex="bold"/>
    </style:style>
    <style:style style:name="T13" style:family="text">
      <style:text-properties style:font-name="Liberation Serif1" fo:font-size="12pt" fo:language="en" fo:country="GB" style:font-size-asian="12pt" style:font-name-complex="Liberation Serif1" style:font-size-complex="12pt"/>
    </style:style>
    <style:style style:name="T14" style:family="text">
      <style:text-properties style:font-name="Liberation Serif1" fo:font-size="12pt" fo:language="en" fo:country="GB" officeooo:rsid="00231a6b" style:font-size-asian="12pt" style:font-name-complex="Liberation Serif1" style:font-size-complex="12pt"/>
    </style:style>
    <style:style style:name="T15" style:family="text">
      <style:text-properties style:font-name="Liberation Serif1" fo:font-size="12pt" fo:language="en" fo:country="GB" officeooo:rsid="001fc8bc" style:font-size-asian="12pt" style:font-name-complex="Liberation Serif1" style:font-size-complex="12pt"/>
    </style:style>
    <style:style style:name="T16" style:family="text">
      <style:text-properties style:font-name="Liberation Serif1" fo:font-size="12pt" fo:language="en" fo:country="GB" officeooo:rsid="004c3179" style:font-size-asian="12pt" style:font-name-complex="Liberation Serif1" style:font-size-complex="12pt"/>
    </style:style>
    <style:style style:name="T17" style:family="text">
      <style:text-properties style:font-name="Liberation Serif1" fo:font-size="12pt" fo:language="en" fo:country="GB" fo:font-weight="normal" style:font-size-asian="12pt" style:font-weight-asian="normal" style:font-name-complex="Liberation Serif1" style:font-size-complex="12pt" style:font-weight-complex="normal"/>
    </style:style>
    <style:style style:name="T18" style:family="text">
      <style:text-properties style:font-name="Liberation Serif1" fo:font-size="12pt" fo:language="en" fo:country="GB" fo:font-weight="normal" style:font-size-asian="12pt" style:font-weight-asian="normal" style:font-name-complex="Liberation Serif1" style:font-size-complex="12pt" style:font-weight-complex="normal" loext:padding="0cm" loext:border="none" loext:shadow="none"/>
    </style:style>
    <style:style style:name="T19" style:family="text">
      <style:text-properties style:font-name="Liberation Serif1" fo:font-size="12pt" fo:language="en" fo:country="GB" fo:font-weight="normal" officeooo:rsid="00392c83" style:font-size-asian="12pt" style:font-weight-asian="normal" style:font-name-complex="Liberation Serif1" style:font-size-complex="12pt" style:font-weight-complex="normal"/>
    </style:style>
    <style:style style:name="T20" style:family="text">
      <style:text-properties style:font-name="Liberation Serif1" fo:font-size="12pt" style:font-size-asian="12pt" style:font-name-complex="Liberation Serif1" style:font-size-complex="12pt"/>
    </style:style>
    <style:style style:name="T21" style:family="text">
      <style:text-properties style:font-name="Liberation Serif1" fo:font-size="12pt" style:font-size-asian="12pt" style:font-name-complex="Liberation Serif1" style:font-size-complex="12pt" loext:padding="0cm" loext:border="none" loext:shadow="none"/>
    </style:style>
    <style:style style:name="T22" style:family="text">
      <style:text-properties style:font-name="Liberation Serif1" fo:font-size="12pt" officeooo:rsid="00392c83" style:font-size-asian="12pt" style:font-name-complex="Liberation Serif1" style:font-size-complex="12pt" loext:padding="0cm" loext:border="none" loext:shadow="none"/>
    </style:style>
    <style:style style:name="T23" style:family="text">
      <style:text-properties style:font-name="Liberation Serif1" fo:font-size="12pt" fo:font-weight="normal" style:font-size-asian="12pt" style:font-weight-asian="normal" style:font-name-complex="Liberation Serif1" style:font-size-complex="12pt" style:font-weight-complex="normal"/>
    </style:style>
    <style:style style:name="T24" style:family="text">
      <style:text-properties style:font-name="Liberation Serif1" fo:font-size="12pt" fo:font-weight="normal" style:font-size-asian="12pt" style:font-weight-asian="normal" style:font-name-complex="Liberation Serif1" style:font-size-complex="12pt" style:font-weight-complex="normal" loext:padding="0cm" loext:border="none" loext:shadow="none"/>
    </style:style>
    <style:style style:name="T25" style:family="text">
      <style:text-properties style:font-name="Liberation Serif1" fo:font-size="10pt" style:font-size-asian="10pt" style:font-name-complex="Liberation Serif1" style:font-size-complex="10pt"/>
    </style:style>
    <style:style style:name="T26" style:family="text">
      <style:text-properties style:font-name="Liberation Serif1" fo:font-size="10pt" fo:font-weight="normal" style:font-size-asian="10pt" style:font-weight-asian="normal" style:font-name-complex="Liberation Serif1" style:font-size-complex="10pt" style:font-weight-complex="normal"/>
    </style:style>
    <style:style style:name="T27" style:family="text">
      <style:text-properties officeooo:rsid="00122314"/>
    </style:style>
    <style:style style:name="T28" style:family="text">
      <style:text-properties fo:font-weight="bold" style:font-weight-asian="bold" style:font-weight-complex="bold"/>
    </style:style>
    <style:style style:name="T29" style:family="text">
      <style:text-properties officeooo:rsid="0013fc38"/>
    </style:style>
    <style:style style:name="T30" style:family="text">
      <style:text-properties officeooo:rsid="00151cd1"/>
    </style:style>
    <style:style style:name="T31" style:family="text">
      <style:text-properties officeooo:rsid="00171085"/>
    </style:style>
    <style:style style:name="T32" style:family="text">
      <style:text-properties officeooo:rsid="001812e2"/>
    </style:style>
    <style:style style:name="T33" style:family="text">
      <style:text-properties officeooo:rsid="001e43f0"/>
    </style:style>
    <style:style style:name="T34" style:family="text">
      <style:text-properties officeooo:rsid="00200cb0"/>
    </style:style>
    <style:style style:name="T35" style:family="text">
      <style:text-properties officeooo:rsid="00205517"/>
    </style:style>
    <style:style style:name="T36" style:family="text">
      <style:text-properties officeooo:rsid="0013fdbc"/>
    </style:style>
    <style:style style:name="T37" style:family="text">
      <style:text-properties officeooo:rsid="00159503"/>
    </style:style>
    <style:style style:name="T38" style:family="text">
      <style:text-properties officeooo:rsid="00248296"/>
    </style:style>
    <style:style style:name="T39" style:family="text">
      <style:text-properties officeooo:rsid="0025fd0e"/>
    </style:style>
    <style:style style:name="T40" style:family="text">
      <style:text-properties officeooo:rsid="001970ad"/>
    </style:style>
    <style:style style:name="T41" style:family="text">
      <style:text-properties officeooo:rsid="00292bab"/>
    </style:style>
    <style:style style:name="T42" style:family="text">
      <style:text-properties style:font-name="Liberation Serif"/>
    </style:style>
    <style:style style:name="T43" style:family="text">
      <style:text-properties style:font-name="Liberation Serif" officeooo:rsid="00292bab"/>
    </style:style>
    <style:style style:name="T44" style:family="text">
      <style:text-properties style:font-name="Liberation Serif" officeooo:rsid="00159503"/>
    </style:style>
    <style:style style:name="T45" style:family="text">
      <style:text-properties style:font-name="Liberation Serif" fo:font-weight="bold" style:font-weight-asian="bold" style:font-weight-complex="bold"/>
    </style:style>
    <style:style style:name="T46" style:family="text">
      <style:text-properties style:font-name="Liberation Serif" fo:font-weight="bold" officeooo:rsid="004f22e4" style:font-weight-asian="bold" style:font-weight-complex="bold"/>
    </style:style>
    <style:style style:name="T47" style:family="text">
      <style:text-properties style:font-name="Liberation Serif" officeooo:rsid="002d46c6"/>
    </style:style>
    <style:style style:name="T48" style:family="text">
      <style:text-properties style:font-name="Liberation Serif" officeooo:rsid="002f0fbb"/>
    </style:style>
    <style:style style:name="T49" style:family="text">
      <style:text-properties style:font-name="Liberation Serif" officeooo:rsid="0030e003"/>
    </style:style>
    <style:style style:name="T50" style:family="text">
      <style:text-properties style:font-name="Liberation Serif" fo:font-size="12pt" style:font-size-asian="12pt" style:font-size-complex="12pt"/>
    </style:style>
    <style:style style:name="T51" style:family="text">
      <style:text-properties style:font-name="Liberation Serif" fo:font-size="12pt" fo:font-style="italic" style:font-size-asian="12pt" style:font-style-asian="italic" style:font-size-complex="12pt" style:font-style-complex="italic"/>
    </style:style>
    <style:style style:name="T52" style:family="text">
      <style:text-properties style:font-name="Liberation Serif" fo:font-size="12pt" fo:font-style="normal" style:font-size-asian="12pt" style:font-style-asian="normal" style:font-size-complex="12pt" style:font-style-complex="normal"/>
    </style:style>
    <style:style style:name="T53" style:family="text">
      <style:text-properties style:font-name="Liberation Serif" fo:font-size="12pt" fo:font-style="normal" style:font-size-asian="12pt" style:font-style-asian="normal" style:font-size-complex="12pt" style:font-style-complex="normal" loext:padding="0cm" loext:border="none" loext:shadow="none"/>
    </style:style>
    <style:style style:name="T54" style:family="text">
      <style:text-properties style:font-name="Liberation Serif" fo:font-size="12pt" fo:language="en" fo:country="GB" fo:font-weight="normal" style:font-size-asian="12pt" style:font-weight-asian="normal" style:font-name-complex="Liberation Serif1" style:font-size-complex="12pt" style:font-weight-complex="normal"/>
    </style:style>
    <style:style style:name="T55" style:family="text">
      <style:text-properties style:font-name="Liberation Serif" fo:font-size="12pt" fo:language="en" fo:country="GB" fo:font-style="italic" fo:font-weight="normal" officeooo:rsid="003f29a9" style:font-size-asian="12pt" style:font-style-asian="italic" style:font-weight-asian="normal" style:font-name-complex="Liberation Serif1" style:font-size-complex="12pt" style:font-style-complex="italic" style:font-weight-complex="normal"/>
    </style:style>
    <style:style style:name="T56" style:family="text">
      <style:text-properties style:font-name="Liberation Serif" officeooo:rsid="004f2dc7"/>
    </style:style>
    <style:style style:name="T57" style:family="text">
      <style:text-properties officeooo:rsid="002f0fbb"/>
    </style:style>
    <style:style style:name="T58" style:family="text">
      <style:text-properties fo:background-color="#ffff00" loext:char-shading-value="0"/>
    </style:style>
    <style:style style:name="T59" style:family="text">
      <style:text-properties officeooo:rsid="00151cd1" fo:background-color="#ffff00" loext:char-shading-value="0"/>
    </style:style>
    <style:style style:name="T60" style:family="text">
      <style:text-properties officeooo:rsid="001e43f0" fo:background-color="#ffff00" loext:char-shading-value="0"/>
    </style:style>
    <style:style style:name="T61" style:family="text">
      <style:text-properties officeooo:rsid="00248296" fo:background-color="#ffff00" loext:char-shading-value="0"/>
    </style:style>
    <style:style style:name="T62" style:family="text">
      <style:text-properties officeooo:rsid="0035f5b0"/>
    </style:style>
    <style:style style:name="T63" style:family="text">
      <style:text-properties officeooo:rsid="00392c83"/>
    </style:style>
    <style:style style:name="T64" style:family="text">
      <style:text-properties fo:font-weight="normal" style:font-weight-asian="normal" style:font-weight-complex="normal"/>
    </style:style>
    <style:style style:name="T65" style:family="text">
      <style:text-properties officeooo:rsid="003d2c2b"/>
    </style:style>
    <style:style style:name="T66" style:family="text">
      <style:text-properties fo:font-variant="small-caps" style:font-name="Liberation Serif" fo:font-size="12pt" style:font-size-asian="12pt" style:font-size-complex="12pt"/>
    </style:style>
    <style:style style:name="T67" style:family="text">
      <style:text-properties fo:font-variant="small-caps" style:font-name="Liberation Serif" fo:font-size="12pt" fo:language="en" fo:country="GB" fo:font-weight="normal" style:font-size-asian="12pt" style:font-weight-asian="normal" style:font-name-complex="Liberation Serif1" style:font-size-complex="12pt" style:font-weight-complex="normal"/>
    </style:style>
    <style:style style:name="T68" style:family="text">
      <style:text-properties officeooo:rsid="003f29a9"/>
    </style:style>
    <style:style style:name="T69" style:family="text">
      <style:text-properties officeooo:rsid="004c3041"/>
    </style:style>
    <style:style style:name="T70" style:family="text">
      <style:text-properties officeooo:rsid="00278264"/>
    </style:style>
    <style:style style:name="T71" style:family="text">
      <style:text-properties officeooo:rsid="004d0234"/>
    </style:style>
    <style:style style:name="T72" style:family="text">
      <style:text-properties style:font-name="Liberation Serif1" officeooo:rsid="00021f37" style:font-name-complex="Liberation Serif1"/>
    </style:style>
    <style:style style:name="T73" style:family="text">
      <style:text-properties style:font-name="Liberation Serif" officeooo:rsid="00021f37" style:font-name-complex="Liberation Serif1"/>
    </style:style>
    <style:style style:name="T74" style:family="text">
      <style:text-properties style:font-name="Liberation Serif" officeooo:rsid="0003c7f2" style:font-name-complex="Liberation Seri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Hot Hand Fallacy Bias</text:p>
      <text:p text:style-name="P23"><text:span text:style-name="T1">Definition provided by Chat GTP of </text:span><text:span text:style-name="T2">Hot Hand Fallacy </text:span><text:span text:style-name="T1">bias through a simple prompt:</text:span></text:p>
      <text:p text:style-name="P25">What is <text:span text:style-name="T27">Hot Hand </text:span>Fallacy bias?</text:p>
      <text:p text:style-name="P6">The Hot Hand Fallacy Bias, also known as the Hot Hand Fallacy, is a<text:span text:style-name="T58"> cognitive bias</text:span> that leads people to <text:span text:style-name="T58">believe</text:span> that a <text:span text:style-name="T58">series</text:span> of <text:span text:style-name="T58">successful outcomes</text:span> in a<text:span text:style-name="T58"> random</text:span> or <text:span text:style-name="T58">chance-based process</text:span> is <text:span text:style-name="T58">more likely </text:span>to continue in the short term. In other words, individuals tend to think that if they or someone else has experienced a <text:span text:style-name="T58">streak of wins</text:span> or <text:span text:style-name="T58">successes</text:span>, they are <text:span text:style-name="T58">more likely</text:span> to keep <text:span text:style-name="T58">winnin</text:span>g or <text:span text:style-name="T58">succeedin</text:span>g in the <text:span text:style-name="T58">near future</text:span>. This bias can be observed in various contexts, such as sports, gambling, or even everyday decision-making.</text:p>
      <text:p text:style-name="P6">The Hot Hand Fallacy suggests that people may misinterpret <text:span text:style-name="T58">random patterns</text:span> or <text:span text:style-name="T58">sequences</text:span> as being <text:span text:style-name="T58">influenced</text:span> by skill or momentum when, in reality, these events are <text:span text:style-name="T58">statistically independent</text:span>. In many cases, the <text:span text:style-name="T58">belief</text:span> in a <text:span text:style-name="T58">"hot hand</text:span>" can lead to poor <text:span text:style-name="T58">decision-making,</text:span> as individuals may overestimate their<text:span text:style-name="T58"> chances</text:span> of success or make risky <text:span text:style-name="T58">choices</text:span> based on a mistaken belief in a streak of good luck.</text:p>
      <text:p text:style-name="P6">It's important to recognize the Hot Hand Fallacy Bias to make more rational and informed decisions, especially in situations where chance and randomness play a significant role.</text:p>
      <text:p text:style-name="P6"/>
      <text:p text:style-name="P26">Ten example scenarios of the <text:span text:style-name="T27">Hot Hand Fallacy</text:span> provided by Chat Gtp</text:p>
      <text:p text:style-name="P63"><text:span text:style-name="T5">Give me ten example scenarios of </text:span><text:span text:style-name="T6">Hot Hand </text:span><text:span text:style-name="T5">Fallacy</text:span><text:span text:style-name="T7">:</text:span></text:p>
      <text:p text:style-name="P7">1. <text:span text:style-name="T28">Basketball Shooting</text:span>: A basketball player believes that if they've made several consecutive shots, they are more likely to make the next one, even though each shot is independent of the others.</text:p>
      <text:p text:style-name="P7">2. <text:span text:style-name="T28">Gambling</text:span>: A person at a casino thinks that if they've won multiple hands in a row in blackjack, they are on a "hot streak" and continue to bet more recklessly, assuming they can't lose.</text:p>
      <text:p text:style-name="P7">3. <text:span text:style-name="T28">Stock Trading</text:span>: An investor sees a series of profitable trades and becomes overconfident, believing that they have a "hot hand" and that their next investment will also be a success.</text:p>
      <text:p text:style-name="P7">4. <text:span text:style-name="T28">Coin Flipping</text:span>: Someone flips a coin and gets heads several times in a row, leading them to believe that the next flip is more likely to be heads as well.</text:p>
      <text:p text:style-name="P7">5. <text:span text:style-name="T28">Lottery Ticket Purchases</text:span>: A person who has won small prizes in the lottery multiple times thinks they are "on fire" and buys more tickets, assuming they have a better chance of winning big.</text:p>
      <text:p text:style-name="P7">6. <text:span text:style-name="T28">Poker</text:span>: A poker player believes they are in a "hot streak" after winning several hands, leading them to make more aggressive bets, even with suboptimal hands.</text:p>
      <text:p text:style-name="P7">7. <text:span text:style-name="T28">Sports Betting</text:span>: A sports bettor assumes that a team that has won several games in a row is more likely to win the next one, overlooking factors like team performance and matchups.</text:p>
      <text:p text:style-name="P7">8. <text:span text:style-name="T28">Sequential Number Selection</text:span>: In a game like roulette, someone selects the same number that has hit a few times in a row, thinking it's more likely to hit again.</text:p>
      <text:p text:style-name="P7">9. <text:span text:style-name="T28">Productivity at Work</text:span>: An employee completes a few successful projects consecutively and believes that they will continue to succeed without adjusting their work habits.</text:p>
      <text:p text:style-name="P7"><text:soft-page-break/>10. <text:span text:style-name="T28">Restaurant Choices</text:span>: A diner goes to a restaurant that served them a great meal on their last visit and expects another exceptional experience, even if it's unrelated to the quality of their past visit.</text:p>
      <text:p text:style-name="P7">These scenarios illustrate how people might erroneously assume that a streak of success implies a higher likelihood of continued success, despite the underlying events being largely independent or chance-based. The Hot Hand Fallacy Bias can lead to unwarranted confidence and poor decision-making in such situations.</text:p>
      <text:p text:style-name="P7"/>
      <text:p text:style-name="P24"><text:span text:style-name="T3">User Story: </text:span><text:span text:style-name="T4">Betting for for the next win of my favourite football team</text:span></text:p>
      <text:p text:style-name="P34">Consider scenario <text:span text:style-name="T29">7, “Sports Bettings”,</text:span> give me a small user story from it</text:p>
      <text:p text:style-name="P7"><text:span text:style-name="T29">A</text:span>s an avid <text:span text:style-name="T58">sports bettor</text:span>, I'm constantly seeking ways to increase my <text:span text:style-name="T58">chances</text:span> of <text:span text:style-name="T58">winning </text:span>and make more informed betting decisions, especially when it comes to wagering on <text:span text:style-name="T30">my favourite </text:span><text:span text:style-name="T59">football team matches</text:span><text:span text:style-name="T30">.</text:span> One challenge I've faced is falling prey to the Hot Hand Fallacy <text:span text:style-name="T58">Bias</text:span>, a <text:span text:style-name="T58">cognitive bias </text:span>that has led me to make<text:span text:style-name="T58"> impulsive</text:span> and<text:span text:style-name="T58"> less rational</text:span> bets.</text:p>
      <text:p text:style-name="P8">I often find myself in situations where I <text:span text:style-name="T58">believe</text:span> that <text:span text:style-name="T30">my favourite football team</text:span>, which has <text:span text:style-name="T58">won</text:span> <text:span text:style-name="T58">several games</text:span> <text:span text:style-name="T58">in a row</text:span>, is <text:span text:style-name="T58">more likely</text:span> to <text:span text:style-name="T58">win </text:span>their <text:span text:style-name="T58">next match</text:span>, but on some occasions this did not <text:span text:style-name="T31">come true:</text:span> my team lost the match <text:span text:style-name="T31">and I lost my bet.</text:span> <text:span text:style-name="T30">This happened because in those situations I did not consider </text:span>a wide range of factors, such as player statistics, team dynamics, historical matchups, and the current conditions (injuries, home or away games, etc.). <text:span text:style-name="T33">Each match also is an </text:span><text:span text:style-name="T60">independent</text:span><text:span text:style-name="T33"> </text:span><text:span text:style-name="T60">event</text:span><text:span text:style-name="T33"> and the </text:span><text:span text:style-name="T60">result </text:span><text:span text:style-name="T33">of a </text:span><text:span text:style-name="T60">single match</text:span><text:span text:style-name="T33"> </text:span><text:span text:style-name="T38">is</text:span><text:span text:style-name="T33"> not </text:span><text:span text:style-name="T60">influenced</text:span><text:span text:style-name="T33"> by </text:span><text:span text:style-name="T60">previous games </text:span><text:span text:style-name="T61">sequence</text:span><text:span text:style-name="T33">. </text:span><text:span text:style-name="T31">This means that t</text:span>his bias can <text:span text:style-name="T58">cloud</text:span> my <text:span text:style-name="T58">judgment</text:span> and <text:span text:style-name="T58">influence</text:span> my betting <text:span text:style-name="T58">decisions</text:span>, as I become overly optimistic about <text:span text:style-name="T30">the</text:span> team's prospects based solely on their recent <text:span text:style-name="T58">success</text:span>.</text:p>
      <text:p text:style-name="P7">To <text:span text:style-name="T32">avoid</text:span> this bias and enhance my sports betting strategy, <text:span text:style-name="T32">I should have sought</text:span> solutions that allow me to analyze teams' performance in a more objective and data-driven manner. By doing so, I would probably have been able to base my bets on a comprehensive assessment of the situation rather than relying on<text:span text:style-name="T58"> streaks</text:span> alone.</text:p>
      <text:p text:style-name="P15"/>
      <text:p text:style-name="P15"/>
      <text:p text:style-name="P4">Competency Questions</text:p>
      <text:p text:style-name="P16"/>
      <text:p text:style-name="P17"><text:span text:style-name="T34">1. </text:span>What the sports bettor believes about his favourite football team?</text:p>
      <text:p text:style-name="P9">He believes that the team, having won <text:span text:style-name="T27">several games in a row, is more likely to win their next match.</text:span></text:p>
      <text:p text:style-name="P18"><text:span text:style-name="T34">2. </text:span>What are the main aspects of each match?</text:p>
      <text:p text:style-name="P10">They are ind<text:span text:style-name="T34">e</text:span>pendent event and are not influenced by previous games.</text:p>
      <text:p text:style-name="P19">3. What have influenced the <text:span text:style-name="T35">judgement</text:span> of the sports bettor?</text:p>
      <text:p text:style-name="P11">The sequence of several wins.</text:p>
      <text:p text:style-name="P20">4. According to the sports bettor, What have been clouded by the Hot Hand Fallacy Bias? </text:p>
      <text:p text:style-name="P12">His Judgment</text:p>
      <text:p text:style-name="P28"><text:soft-page-break/>Classes and properties</text:p>
      <text:p text:style-name="P71"><text:span text:style-name="T12">Classes</text:span><text:span text:style-name="T13">: Main </text:span><text:span text:style-name="T15">specific </text:span><text:span text:style-name="T13">classes and subclasses </text:span><text:span text:style-name="T16">for </text:span><text:span text:style-name="T13">the</text:span><text:span text:style-name="T14"> Hot Hand</text:span><text:span text:style-name="T13"> Fallacy Ontology extracted from the user story with the help of Chat GTP</text:span></text:p>
      <text:p text:style-name="P35">1. Process: A class representing any process that involves random <text:span text:style-name="T36">or chance-based</text:span> outcomes, such as coin flips, dice rolls, lottery draws, or sports events. Subclass<text:span text:style-name="T37">es</text:span>: <text:span text:style-name="T38">Chance</text:span><text:span text:style-name="T37">-based </text:span>Activity<text:span text:style-name="T38">(Sports Bettings</text:span>)<text:span text:style-name="T37">.</text:span></text:p>
      <text:p text:style-name="P36">2. Occurrence (<text:span text:style-name="T39">football team match</text:span>): A class representing individual occurrences within a random/<text:span text:style-name="T36">chance-based process</text:span>, like a coin landing on heads <text:span text:style-name="T41">or tails</text:span>, a dice showing a specific number, or a team winning <text:span text:style-name="T39">or losing </text:span>a game. Subclass: <text:span text:style-name="T39">Result </text:span><text:span text:style-name="T41">(Victory/Defeat)</text:span></text:p>
      <text:p text:style-name="P40">3. Past Occurrences Series (Football <text:span text:style-name="T63">Te</text:span>am <text:span text:style-name="T63">M</text:span>atch Series): A series of Recurrent events happened in the past. Subclasses: Occurrence (<text:span text:style-name="T39">football team match</text:span>); Result; <text:span text:style-name="T57">Victory</text:span>.</text:p>
      <text:p text:style-name="P37"><text:span text:style-name="T41">4. </text:span>Participant: a class representing an individual that take part in a <text:span text:style-name="T40">r</text:span>andom <text:span text:style-name="T40">or chance-based</text:span> <text:span text:style-name="T40">activity.</text:span></text:p>
      <text:p text:style-name="P65"><text:span text:style-name="T43">5</text:span><text:span text:style-name="T44">. </text:span><text:span text:style-name="T42">Judgment: a class that represents the idea of the participant about the possible outcome of an event.</text:span></text:p>
      <text:p text:style-name="P64"><text:span text:style-name="T42"/></text:p>
      <text:p text:style-name="P67"><text:span text:style-name="T46">Main </text:span><text:span text:style-name="T45">Properties</text:span><text:span text:style-name="T42">: </text:span><text:span text:style-name="T11">S</text:span><text:span text:style-name="T9">pecific </text:span><text:span text:style-name="T7">properties </text:span><text:span text:style-name="T11">made for</text:span><text:span text:style-name="T7"> t</text:span><text:span text:style-name="T8">he Hot Hand</text:span><text:span text:style-name="T7"> Fallacy ontology </text:span><text:span text:style-name="T11">and </text:span><text:span text:style-name="T7">extracted from the user story with the help of Chat GTP. </text:span><text:span text:style-name="T9">The other properties </text:span><text:span text:style-name="T11">below</text:span><text:span text:style-name="T9"> have been taken and in some cases readapted from the Content ODPs shown in “</text:span><text:span text:style-name="T10">Used Content ODPs” </text:span><text:span text:style-name="T9">paragraph.</text:span></text:p>
      <text:p text:style-name="P66"><text:span text:style-name="T42">1.BelievesIn: A property connecting a participant to the believed </text:span><text:span text:style-name="T48">victory</text:span><text:span text:style-name="T47"> or </text:span><text:span text:style-name="T48">defeat </text:span><text:span text:style-name="T47">as an outcome of an event.</text:span></text:p>
      <text:p text:style-name="P77"><text:span text:style-name="T47">2. </text:span><text:span text:style-name="T42">hasOutcome: A property linking a </text:span><text:span text:style-name="T49">single </text:span><text:span text:style-name="T42">Event </text:span><text:span text:style-name="T49">or an Event as part of a Sequence</text:span><text:span text:style-name="T42"> to is Outcome.</text:span></text:p>
      <text:p text:style-name="P77"><text:span text:style-name="T42"/></text:p>
      <text:p text:style-name="P79"><text:span text:style-name="T45">Other Properties</text:span></text:p>
      <text:p text:style-name="P78"><text:span text:style-name="T56">1</text:span><text:span text:style-name="T42">. </text:span><text:span text:style-name="T73">hasQuality(Randomness/Chance-based): a property connection a process with an attribute defining whether the type of Process is completely random and so are its outcomes or </text:span><text:span text:style-name="T74">is based on possibility and likelihood so its outcomes can be predicted and controlled to a certain extent.</text:span></text:p>
      <text:p text:style-name="P3"/>
      <text:p text:style-name="P5">Key Concepts</text:p>
      <text:p text:style-name="P41">The followings represent some of the key concepts extracted from the user story that have been used to align some of the classes of <text:span text:style-name="T62">Hot Hand </text:span>Fallacy Ontology with the semantic frames contained in the Framester Hub.</text:p>
      <text:p text:style-name="P41"/>
      <text:p text:style-name="P44">Bettor</text:p>
      <text:p text:style-name="P44">Match</text:p>
      <text:p text:style-name="P44">Fallacy</text:p>
      <text:p text:style-name="P44">Bias</text:p>
      <text:p text:style-name="P44">Cognitive</text:p>
      <text:p text:style-name="P44"><text:soft-page-break/>Event</text:p>
      <text:p text:style-name="P44">Indipendent</text:p>
      <text:p text:style-name="P44">Sequence</text:p>
      <text:p text:style-name="P44">Row</text:p>
      <text:p text:style-name="P44">Win</text:p>
      <text:p text:style-name="P44">Previous</text:p>
      <text:p text:style-name="P44">Next</text:p>
      <text:p text:style-name="P44">Football team</text:p>
      <text:p text:style-name="P44">Belief</text:p>
      <text:p text:style-name="P44">Influence</text:p>
      <text:p text:style-name="P44">Decision</text:p>
      <text:p text:style-name="P44">Judgment</text:p>
      <text:p text:style-name="P44">Result</text:p>
      <text:p text:style-name="P44">Likelihood</text:p>
      <text:p text:style-name="P45">Success</text:p>
      <text:p text:style-name="P47">Streak<text:span text:style-name="T68">s</text:span></text:p>
      <text:p text:style-name="P29">Chosen Framster Frames</text:p>
      <text:p text:style-name="P42">These are the frames used for the alignment of the ontology ‘s classes:</text:p>
      <text:p text:style-name="P69"><text:span text:style-name="T12">Event</text:span><text:span text:style-name="T17"> (</text:span><text:a xlink:type="simple" xlink:href="https://w3id.org/framester/data/framestercore/Event" text:style-name="Internet_20_link" text:visited-style-name="Visited_20_Internet_20_Link"><text:span text:style-name="Internet_20_link"><text:span text:style-name="T21">https://w3id.org/framester/data/framestercore/Event</text:span></text:span></text:a><text:span text:style-name="T21">)</text:span></text:p>
      <text:p text:style-name="P52">An Event takes place at a Place and Time. Big earthquakes only happen along plate boundaries. INI The party will take place on Sunday in the all-you-can-eat buffet. </text:p>
      <text:p text:style-name="P69"><text:span text:style-name="T21">Occurence(</text:span><text:span text:style-name="T22">Football Team Match</text:span><text:span text:style-name="T21">)=&gt;Event</text:span></text:p>
      <text:p text:style-name="P69"><text:span text:style-name="T12">Activity </text:span><text:span text:style-name="T17">(</text:span><text:a xlink:type="simple" xlink:href="https://w3id.org/framester/data/framestercore/Activity" text:style-name="Internet_20_link" text:visited-style-name="Visited_20_Internet_20_Link"><text:span text:style-name="Internet_20_link"><text:span text:style-name="T24">https://w3id.org/framester/data/framestercore/Activity</text:span></text:span></text:a><text:span text:style-name="T17">)</text:span></text:p>
      <text:p text:style-name="P42">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P69"><text:span text:style-name="T19">Chance</text:span><text:span text:style-name="T17">-Based Activity(</text:span><text:span text:style-name="T19">Sports Bettings</text:span><text:span text:style-name="T17">) =&gt; Activity</text:span></text:p>
      <text:p text:style-name="P69"><text:span text:style-name="T12">Possibilities </text:span><text:span text:style-name="T17">(https://w3id.org/framester/data/framestercore/Possibilities)</text:span></text:p>
      <text:p text:style-name="P42">There exist a number of different possible Events that may happen in the future. In most cases, there is an Agent involved who has to consider which of the possible Events will or should occur. A Salient_entity which is deeply involved in the Event may also be mentioned. You have but two choices for your daughter .</text:p>
      <text:p text:style-name="P42"><text:soft-page-break/>Chance-based=&gt;Possibilities</text:p>
      <text:p text:style-name="P69"><text:span text:style-name="T12">Opinion </text:span><text:span text:style-name="T17">(</text:span><text:a xlink:type="simple" xlink:href="https://w3id.org/framester/data/framestercore/Opinion" text:style-name="Internet_20_link" text:visited-style-name="Visited_20_Internet_20_Link"><text:span text:style-name="Internet_20_link"><text:span text:style-name="T18">https://w3id.org/framester/data/framestercore/Opinion</text:span></text:span></text:a><text:span text:style-name="T17">)</text:span></text:p>
      <text:p text:style-name="P42">A Cognizer holds a particular Opinion, which may be portrayed as being about a particular Topic. John thinks that it looks better back . Well, my opinion about that is none of your business. What 's your take on the recent oil crisis ? Your view of Smithers as an excellent secretary is not shared by the rest of the UN. </text:p>
      <text:p text:style-name="P42">Judgment=&gt;Opinion</text:p>
      <text:p text:style-name="P69"><text:span text:style-name="T12">Sequence </text:span><text:span text:style-name="T17">(</text:span><text:a xlink:type="simple" xlink:href="https://w3id.org/framester/data/framestercore/Sequence" text:style-name="Internet_20_link" text:visited-style-name="Visited_20_Internet_20_Link"><text:span text:style-name="Internet_20_link"><text:span text:style-name="T24">https://w3id.org/framester/data/framestercore/Sequence</text:span></text:span></text:a><text:span text:style-name="T17">)</text:span></text:p>
      <text:p text:style-name="P42">The words in this frame describe entities that occur in some temporally-ordered sequence. The entities thus have some sort of relation between them that might be described by the Relative_time frame. However, at this time, this frame has no Frame Relation with that frame (though this is still under discussion). Additionally, it should be noted that the words in this frame have a metaphorical link to the words in Shape. Describe in detail the sequence of steps taken during an emergency. </text:p>
      <text:p text:style-name="P39">Past Occurrences Series (<text:span text:style-name="T70">Football </text:span><text:span text:style-name="T63">Te</text:span><text:span text:style-name="T70">am </text:span><text:span text:style-name="T63">M</text:span><text:span text:style-name="T70">atch Series</text:span>)=&gt; Sequence</text:p>
      <text:p text:style-name="P69"><text:span text:style-name="T12">Process </text:span><text:span text:style-name="T17">(</text:span><text:a xlink:type="simple" xlink:href="https://w3id.org/framester/data/framestercore/Process" text:style-name="Internet_20_link" text:visited-style-name="Visited_20_Internet_20_Link"><text:span text:style-name="Internet_20_link"><text:span text:style-name="T24">https://w3id.org/framester/data/framestercore/Process</text:span></text:span></text:a><text:span text:style-name="T17">)</text:span></text:p>
      <text:p text:style-name="P42">This frame describes a complex event which lasts some amount of time, consisting of a beginning stage, a stage where the process is ongoing, and a finish or end. In some cases the process may pause, and then possibly resume. In this frame and its subframes, the distinguished argument is a Process, and there is no reference to an Entity which undergoes this Process or an Agent which initiates this Process. In formal terms, this frame refers to an overall controller x-schema (Narayanan 1997) with subframes corresponding to parts of the x-schema</text:p>
      <text:p text:style-name="P38">Process=&gt;Process</text:p>
      <text:p text:style-name="P69"><text:span text:style-name="T12">Outcome </text:span><text:span text:style-name="T17">(</text:span><text:a xlink:type="simple" xlink:href="https://w3id.org/framester/conceptnet/5.7.0/c/en/outcome" text:style-name="Internet_20_link" text:visited-style-name="Visited_20_Internet_20_Link"><text:span text:style-name="Internet_20_link"><text:span text:style-name="T24">https://w3id.org/framester/conceptnet/5.7.0/c/en/outcome</text:span></text:span></text:a><text:span text:style-name="T17">)</text:span></text:p>
      <text:p text:style-name="P42"><text:span text:style-name="T63">Result</text:span>=&gt; Outcome</text:p>
      <text:p text:style-name="P50">SuccessOrFailure<text:span text:style-name="T64"> (</text:span><text:a xlink:type="simple" xlink:href="https://w3id.org/framester/data/framestercore/SuccessOrFailure" text:style-name="Internet_20_link" text:visited-style-name="Visited_20_Internet_20_Link"><text:span text:style-name="T64">https://w3id.org/framester/data/framestercore/SuccessOrFailure</text:span></text:a><text:span text:style-name="T64">)</text:span></text:p>
      <text:p text:style-name="P46">An Agent has attempted to achieve a Goal, and the actual outcome of the Agent's action has been resolved, so that it either specifically matches the Agent's intent (e.g. success) or does not match it (e.g. failure). He pulled off his April Fool's Day prank by the barest of margins . Unfortunately, we weren't successful. DNI We failed miserably at getting the gay rights bill passed. </text:p>
      <text:p text:style-name="P46">Victory=&gt;SuccessOrFailure</text:p>
      <text:p text:style-name="P45"/>
      <text:p text:style-name="P27">Entities used from other resources:</text:p>
      <text:p text:style-name="P49">DBpedia</text:p>
      <text:p text:style-name="P70"><text:span text:style-name="T12">Randomness:</text:span><text:span text:style-name="T17"> In common usage, randomness is the apparent or actual lack of pattern or predictability in events. A random sequence of events, symbols or steps often has no order and does not follow an intelligible pattern or combination. Individual random events are, by definition, unpredictable, but if the probability distribution is known, the frequency of different outcomes over repeated events (or "trials") is predictable. For example, when throwing two dice, the outcome of any particular roll is unpredictable, but a sum of 7 will tend to occur twice as often as 4. In this </text:span><text:soft-page-break/><text:span text:style-name="T17">view, randomness is not haphazardness; it is a measure of uncertainty of an outcome. Randomness applies to concepts of chance, probability, and information entropy</text:span><text:span text:style-name="T12">.</text:span></text:p>
      <text:p text:style-name="P49">FOAF</text:p>
      <text:p text:style-name="P70"><text:span text:style-name="T12">Person</text:span><text:span text:style-name="T17">: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43">Participant=&gt;foaf:Person</text:p>
      <text:p text:style-name="P33"><text:span text:style-name="T71">Used </text:span>Content ODPs </text:p>
      <text:p text:style-name="P51">The following represent the Content Ontology Design Patterns adopted to model the <text:span text:style-name="T65">Hot Hand</text:span> Fallacy Ontology. Most of these ODP’s classes and properties have been used and combined together during the modeling process.</text:p>
      <text:p text:style-name="P56">Affected By</text:p>
      <text:p text:style-name="P54">To represent properties/qualities that may affect the status of a feature of interest.</text:p>
      <text:p text:style-name="P59">(http://ontologydesignpatterns.org/wiki/Submissions:AffectedBy)</text:p>
      <text:h text:style-name="P76" text:outline-level="1" loext:marker-style-name="T20">An Ontology Design Pattern for Activity Reasoning </text:h>
      <text:p text:style-name="P74"><text:span text:style-name="T20">To incorporate the general two perspectives of activities: a workflow perspective, which are often observed in planning-related applications, and a spatiotemporal perspective, which are often found in geographic activity analysis. </text:span><text:span text:style-name="T25">(</text:span><text:a xlink:type="simple" xlink:href="http://ontologydesignpatterns.org/wiki/Submissions:An_Ontology_Design_Pattern_for_Activity_Reasoning" text:style-name="Internet_20_link" text:visited-style-name="Visited_20_Internet_20_Link"><text:span text:style-name="T25">http://ontologydesignpatterns.org/wiki/Submissions:An_Ontology_Design_Pattern_for_Activity_Reasoning</text:span></text:a><text:span text:style-name="T25">)</text:span></text:p>
      <text:p text:style-name="P74"><text:span text:style-name="T25"/></text:p>
      <text:p text:style-name="P57">Classification</text:p>
      <text:p text:style-name="P53">To represent the relations between concepts (roles, task, parameters) and entities (person, events, values), which concepts can be assigned to. To formalize the application (e.g. tagging) of informal knowledge organization systems such as lexica, thesauri, subject directories, folksonomies, etc., where concepts are first-order elements.</text:p>
      <text:p text:style-name="P61">(<text:a xlink:type="simple" xlink:href="http://ontologydesignpatterns.org/wiki/Submissions:Classification" text:style-name="Internet_20_link" text:visited-style-name="Visited_20_Internet_20_Link">http://ontologydesignpatterns.org/wiki/Submissions:Classification</text:a>)</text:p>
      <text:p text:style-name="P61"/>
      <text:p text:style-name="P58">DOLCE+DnS Ultralite ontology</text:p>
      <text:p text:style-name="P53">The DOLCE+DnS Ultralite ontology. It is a simplification of some parts of the DOLCE Lite-Plus library. It is a lightweight, easy-to-apply foundational ontology for modeling either physical or social contexts </text:p>
      <text:p text:style-name="P62">(http://www.ontologydesignpatterns.org/ont/dul/DUL.owl# )</text:p>
      <text:p text:style-name="P73"/>
      <text:p text:style-name="P58">Part Of</text:p>
      <text:p text:style-name="P53">To represents entities and their parts.</text:p>
      <text:p text:style-name="P62">(http://www.ontologydesignpatterns.org/cp/owl/partof.owl# )</text:p>
      <text:p text:style-name="P73"/>
      <text:p text:style-name="P58">Provenance</text:p>
      <text:p text:style-name="P55">Extracted core of PROV-O </text:p>
      <text:p text:style-name="P73"><text:span text:style-name="T26">(</text:span><text:a xlink:type="simple" xlink:href="http://ontologydesignpatterns.org/wiki/Submissions:Provenance" text:style-name="Internet_20_link" text:visited-style-name="Visited_20_Internet_20_Link"><text:span text:style-name="Internet_20_link"><text:span text:style-name="T26">http://ontologydesignpatterns.org/wiki/Submissions:Provenance</text:span></text:span></text:a><text:span text:style-name="T26">)</text:span></text:p>
      <text:p text:style-name="P68"/>
      <text:p text:style-name="P58">RecurrentEventSeries</text:p>
      <text:p text:style-name="P75"><text:span text:style-name="T23">To represent recurrent event series as situations and collections of consecutive events, with a regular </text:span><text:soft-page-break/><text:span text:style-name="T23">time period between events and unifying factors.</text:span><text:span text:style-name="T26"> (http://ontologydesignpatterns.org/wiki/Submissions:RecurrentEventSeries)</text:span></text:p>
      <text:p text:style-name="P68"/>
      <text:p text:style-name="P21">Sequence</text:p>
      <text:p text:style-name="P55">To represent sequence schemas. It defines the notion of transitive and intransitive precedence and their inverses. It can then be used between tasks, processes, time intervals, spatially locate objects, situations, etc. </text:p>
      <text:p text:style-name="P60">(http://ontologydesignpatterns.org/wiki/Submissions:Sequence)</text:p>
      <text:p text:style-name="P45"/>
      <text:p text:style-name="P45"/>
      <text:p text:style-name="P30">Bibliography</text:p>
      <text:p text:style-name="P14">Following resources have been used to have a better understanding of the <text:span text:style-name="T65">Hot Hand Fallacy </text:span>Bias:</text:p>
      <text:p text:style-name="P72"><text:span text:style-name="T67">Wikipedia</text:span><text:span text:style-name="T54">, </text:span><text:span text:style-name="T55">Hot Hand Fallacy</text:span><text:span text:style-name="T54">, (</text:span><text:a xlink:type="simple" xlink:href="https://en.wikipedia.org/wiki/Hot_hand" text:style-name="Internet_20_link" text:visited-style-name="Visited_20_Internet_20_Link"><text:span text:style-name="T54">https://en.wikipedia.org/wiki/Hot_hand</text:span></text:a><text:span text:style-name="T54">);</text:span></text:p>
      <text:p text:style-name="P72"><text:span text:style-name="T17"/></text:p>
      <text:p text:style-name="P72"><text:span text:style-name="T66">James Sundali, Rachel Croson</text:span><text:span text:style-name="T50">, </text:span><text:span text:style-name="T51">Biases in casino betting: The hot hand and the gambler’s fallacy </text:span><text:span text:style-name="T52">in </text:span><text:span text:style-name="T51">Judgment and Decision Making</text:span><text:span text:style-name="T52">, Vol. 1, Issue 1 (2006), pp. 1 – 12, (DOI:</text:span><text:a xlink:type="simple" xlink:href="https://doi.org/10.1017/S1930297500000309" office:target-frame-name="_blank" xlink:show="new" text:style-name="Internet_20_link" text:visited-style-name="Visited_20_Internet_20_Link"><text:span text:style-name="Internet_20_link"><text:span text:style-name="T53">https://doi.org/10.1017/S1930297500000309</text:span></text:span></text:a><text:span text:style-name="T52"> )</text:span></text:p>
      <text:p text:style-name="P13"/>
      <text:p text:style-name="P31">Final Notes</text:p>
      <text:p text:style-name="P32"/>
      <text:p text:style-name="P48">The Hot Hand Fallacy is similar in many of its aspects to the Gambler's Fallacy Bias so the corresponding ontologies also have many similarities, both in the classes and in the properties used. However, the main difference between the two lies in the fact that the Gambler's fallacy bias is more focused on the influence that the result per se of an event can have on a person's judgement, while the Hot Hand refers more to the person and the effects that the result of an event can have on their decision-making abilities. <text:span text:style-name="T69">I</text:span>n the Hot Hand Fallacy Bias, consideration is not given to the frequency with which an outcome of a single event occurs or its probability, but simply to whether it leads to a win or lose situation for the person concerned.</text:p>
      <text:p text:style-name="P48"/>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3">User story (but it is more an hot hand/stock of luck user story)</text:p>
      <text:p text:style-name="P1">User Story: As a passionate sports fan, I want my favourite team to win so badly that I believe they are "due" for a victory after losing several games in a row. To express my support and show faith in their abilities, I decide to place a significant bet on my team in their upcoming game against a rival team. I'm convinced that the previous losses must make it more likely for them to win this time. However, as the game progresses, I realize that my belief in the Gambler's Fallacy has led me to overlook the team's current form and the opponent's strengths, making me blind to the risks and reducing my chances of making an informed betting decision. Whether my team wins or loses, this experience teaches me to be more objective in my assessments and to avoid letting my emotions and biases cloud my judgment in future betting endeavours.</text:p>
      <text:p text:style-name="P1"/>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Sans" svg:font-family="'Lucida Sans'" style:font-family-generic="swiss" style:font-pitch="variable"/>
    <style:font-face style:name="NSimSun" svg:font-family="NSimSu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ormal1" style:family="paragraph">
      <loext:graphic-properties draw:fill="none" draw:fill-color="#ffffff"/>
      <style:paragraph-properties fo:margin-top="0cm" fo:margin-bottom="0.282cm" style: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vertical-align="auto" style:snap-to-layout-grid="true" style:writing-mode="lr-tb"/>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11pt" fo:letter-spacing="normal" fo:language="it" fo:country="IT" fo:font-style="normal" style:text-underline-style="none" fo:font-weight="normal" style:letter-kerning="false" fo:background-color="transparent" style:font-name-asian="Calibri" style:font-family-asian="Calibri" style:font-family-generic-asian="swiss" style:font-pitch-asian="variable" style:font-size-asian="11pt" style:language-asian="en" style:country-asian="US" style:font-style-asian="normal" style:font-weight-asian="normal" style:font-name-complex="Times New Roman" style:font-family-complex="'Times New Roman'" style:font-family-generic-complex="roman" style:font-pitch-complex="variable" style:font-size-complex="11pt" style:language-complex="ar" style:country-complex="SA" style:font-style-complex="normal" style:font-weight-complex="normal" style:text-emphasize="none" style:text-scale="100%" fo:hyphenate="false" fo:hyphenation-remain-char-count="2" fo:hyphenation-push-char-count="2" loext:hyphenation-no-caps="false" loext:hyphenation-no-last-word="false" loext:hyphenation-word-char-count="5" loext:hyphenation-zone="no-limi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1" fo:font-family="'Liberation Serif', 'Times New Roman'" style:font-family-generic="roman" style:font-pitch="variable" fo:font-size="24pt" fo:font-weight="bold" style:font-name-asian="NSimSun" style:font-family-asian="NSimSun" style:font-pitch-asian="variable" style:font-size-asian="24pt" style:font-weight-asian="bold" style:font-name-complex="Lucida Sans" style:font-family-complex="'Lucida Sans'" style:font-family-generic-complex="swiss"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2H32M7S</meta:editing-duration>
    <meta:editing-cycles>32</meta:editing-cycles>
    <meta:generator>LibreOffice/7.6.1.2$Windows_X86_64 LibreOffice_project/f5defcebd022c5bc36bbb79be232cb6926d8f674</meta:generator>
    <dc:date>2023-11-09T20:44:50.036000000</dc:date>
    <meta:document-statistic meta:table-count="0" meta:image-count="0" meta:object-count="0" meta:page-count="9" meta:paragraph-count="131" meta:word-count="2581" meta:character-count="16691" meta:non-whitespace-character-count="14230"/>
    <meta:user-defined meta:name="Info 1"/>
    <meta:user-defined meta:name="Info 2"/>
    <meta:user-defined meta:name="Info 3"/>
    <meta:user-defined meta:name="Info 4"/>
  </office:meta>
</office:document-meta>
</file>